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5.122cm"/>
    </style:style>
    <style:style style:name="co6" style:family="table-column">
      <style:table-column-properties fo:break-before="auto" style:column-width="4.23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0.556cm"/>
    </style:style>
    <style:style style:name="co13" style:family="table-column">
      <style:table-column-properties fo:break-before="auto" style:column-width="2.715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4.647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4.128cm"/>
    </style:style>
    <style:style style:name="co18" style:family="table-column">
      <style:table-column-properties fo:break-before="auto" style:column-width="3.018cm"/>
    </style:style>
    <style:style style:name="co19" style:family="table-column">
      <style:table-column-properties fo:break-before="auto" style:column-width="4.57cm"/>
    </style:style>
    <style:style style:name="co20" style:family="table-column">
      <style:table-column-properties fo:break-before="auto" style:column-width="1.912cm"/>
    </style:style>
    <style:style style:name="co21" style:family="table-column">
      <style:table-column-properties fo:break-before="auto" style:column-width="1.58cm"/>
    </style:style>
    <style:style style:name="co22" style:family="table-column">
      <style:table-column-properties fo:break-before="auto" style:column-width="10.128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2.355cm"/>
    </style:style>
    <style:style style:name="co25" style:family="table-column">
      <style:table-column-properties fo:break-before="auto" style:column-width="3.794cm"/>
    </style:style>
    <style:style style:name="co26" style:family="table-column">
      <style:table-column-properties fo:break-before="auto" style:column-width="4.152cm"/>
    </style:style>
    <style:style style:name="co27" style:family="table-column">
      <style:table-column-properties fo:break-before="auto" style:column-width="1.75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Fam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number-columns-repeated="252" table:default-cell-style-name="ce5"/>
        <table:table-row table:style-name="ro1">
          <table:table-cell table:style-name="ce1" office:value-type="string">
            <text:p>BEGIN</text:p>
          </table:table-cell>
          <table:table-cell table:style-name="ce2" office:value-type="string">
            <text:p>DIR</text:p>
          </table:table-cell>
          <table:table-cell table:style-name="ce2" office:value-type="string">
            <text:p>répertoire</text:p>
          </table:table-cell>
          <table:table-cell table:style-name="ce2" table:number-columns-repeated="2"/>
          <table:table-cell table:style-name="ce2" office:value-type="string">
            <text:p>SIMPLEFOLDER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2" table:number-columns-repeated="254"/>
        </table:table-row>
        <table:table-row table:style-name="ro1">
          <table:table-cell table:style-name="ce2" table:number-columns-repeated="256"/>
        </table:table-row>
        <table:table-row table:style-name="ro2">
          <table:table-cell table:style-name="ce2" office:value-type="string">
            <text:p>ICON</text:p>
          </table:table-cell>
          <table:table-cell table:style-name="ce2" office:value-type="string">
            <text:p>directory.gif</text:p>
          </table:table-cell>
          <table:table-cell table:style-name="ce2" table:number-columns-repeated="254"/>
        </table:table-row>
        <table:table-row table:style-name="ro1">
          <table:table-cell table:style-name="ce2" table:number-columns-repeated="256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Method.SimpleFolder.php</text:p>
          </table:table-cell>
          <table:table-cell table:style-name="ce2" table:number-columns-repeated="254"/>
        </table:table-row>
        <table:table-row table:style-name="ro1">
          <table:table-cell table:style-name="ce2" table:number-columns-repeated="256"/>
        </table:table-row>
        <table:table-row table:style-name="ro2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7" table:number-columns-repeated="240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number-columns-repeated="256"/>
        </table:table-row>
        <table:table-row table:style-name="ro1" table:number-rows-repeated="4">
          <table:table-cell table:style-name="ce4" table:number-columns-repeated="256"/>
        </table:table-row>
        <table:table-row table:style-name="ro1">
          <table:table-cell table:style-name="ce4" table:number-columns-repeated="2"/>
          <table:table-cell table:style-name="ce6"/>
          <table:table-cell table:style-name="ce4" table:number-columns-repeated="8"/>
          <table:table-cell table:style-name="ce2" table:number-columns-repeated="3"/>
          <table:table-cell table:style-name="ce4" table:number-columns-repeated="242"/>
        </table:table-row>
        <table:table-row table:style-name="ro1">
          <table:table-cell table:style-name="ce1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242" table:default-cell-style-name="ce5"/>
        <table:table-row table:style-name="ro3">
          <table:table-cell table:style-name="ce8" office:value-type="string">
            <text:p>// famille espace de travail</text:p>
          </table:table-cell>
          <table:table-cell table:style-name="ce8" table:number-columns-repeated="2"/>
          <table:table-cell table:style-name="ce13" office:value-type="string">
            <text:p>id</text:p>
          </table:table-cell>
          <table:table-cell table:style-name="ce13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espace de travail</text:p>
          </table:table-cell>
          <table:table-cell table:number-columns-repeated="2"/>
          <table:table-cell office:value-type="string">
            <text:p>WORKSPAC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4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style-name="ce14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SP_REF</text:p>
          </table:table-cell>
          <table:table-cell office:value-type="string">
            <text:p>FR_BASIC</text:p>
          </table:table-cell>
          <table:table-cell office:value-type="string">
            <text:p>Espac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SP_IDADMIN</text:p>
          </table:table-cell>
          <table:table-cell office:value-type="string">
            <text:p>FR_BASIC</text:p>
          </table:table-cell>
          <table:table-cell office:value-type="string">
            <text:p>id administr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10+[.H10]" office:value-type="float" office:value="20">
            <text:p>2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WSP_IDADMIN):WSP_ADMIN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SP_ADMIN</text:p>
          </table:table-cell>
          <table:table-cell office:value-type="string">
            <text:p>FR_BASIC</text:p>
          </table:table-cell>
          <table:table-cell office:value-type="string">
            <text:p>Administr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10+[.H11]" office:value-type="float" office:value="30">
            <text:p>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SP_IDADMIN%</text:p>
          </table:table-cell>
          <table:table-cell office:value-type="string">
            <text:p>fdl.php</text:p>
          </table:table-cell>
          <table:table-cell office:value-type="string">
            <text:p>lfamily(D,IUSER,WSP_ADMIN):WSP_IDADMIN,WSP_ADMIN</text:p>
          </table:table-cell>
          <table:table-cell table:number-columns-repeated="243"/>
        </table:table-row>
        <table:table-row table:style-name="ro3">
          <table:table-cell table:style-name="ce11" table:number-columns-repeated="2"/>
          <table:table-cell table:style-name="ce12"/>
          <table:table-cell table:style-name="ce11" table:number-columns-repeated="8"/>
          <table:table-cell table:number-columns-repeated="3"/>
          <table:table-cell table:style-name="ce11"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WSP_AFFECT</text:p>
          </table:table-cell>
          <table:table-cell office:value-type="string">
            <text:p>FR_BASIC</text:p>
          </table:table-cell>
          <table:table-cell office:value-type="string">
            <text:p>Affectation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EDIT&amp;id=%I%&amp;zone=WORKSPACE:ADMINWORKSPACE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table:table-column table:style-name="co1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2" table:default-cell-style-name="ce5"/>
        <table:table-column table:style-name="co22" table:default-cell-style-name="ce5"/>
        <table:table-column table:style-name="co23" table:default-cell-style-name="ce5"/>
        <table:table-column table:style-name="co1" table:number-columns-repeated="2" table:default-cell-style-name="ce5"/>
        <table:table-column table:style-name="co24" table:default-cell-style-name="ce5"/>
        <table:table-column table:style-name="co1" table:number-columns-repeated="241" table:default-cell-style-name="ce5"/>
        <table:table-row table:style-name="ro2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3" office:value-type="string">
            <text:p>id</text:p>
          </table:table-cell>
          <table:table-cell table:style-name="ce13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</text:p>
          </table:table-cell>
          <table:table-cell table:number-columns-repeated="2"/>
          <table:table-cell office:value-type="string">
            <text:p>SIMPLEFILE</text:p>
          </table:table-cell>
          <table:table-cell table:number-columns-repeated="25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SimpleFile.php</text:p>
          </table:table-cell>
          <table:table-cell table:number-columns-repeated="254"/>
        </table:table-row>
        <table:table-row table:style-name="ro1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ICON</text:p>
          </table:table-cell>
          <table:table-cell office:value-type="string">
            <text:p>sfile.png</text:p>
          </table:table-cell>
          <table:table-cell table:number-columns-repeated="254"/>
        </table:table-row>
        <table:table-row table:style-name="ro2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18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style-name="ce18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S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FILE</text:p>
          </table:table-cell>
          <table:table-cell office:value-type="string">
            <text:p>SFI_FRDESC</text:p>
          </table:table-cell>
          <table:table-cell office:value-type="string">
            <text:p>fichier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2">
          <table:table-cell table:style-name="ce9" office:value-type="string">
            <text:p>ATTR</text:p>
          </table:table-cell>
          <table:table-cell office:value-type="string">
            <text:p>SFI_TITLE</text:p>
          </table:table-cell>
          <table:table-cell office:value-type="string">
            <text:p>SFI_FRDESC</text:p>
          </table:table-cell>
          <table:table-cell office:value-type="string">
            <text:p>nom du fichier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1]+2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ATTR</text:p>
          </table:table-cell>
          <table:table-cell office:value-type="string">
            <text:p>SFI_TITLEW</text:p>
          </table:table-cell>
          <table:table-cell office:value-type="string">
            <text:p>SFI_FRDESC</text:p>
          </table:table-cell>
          <table:table-cell table:style-name="ce9" office:value-type="string">
            <text:p>titr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2]+20"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ATTR</text:p>
          </table:table-cell>
          <table:table-cell office:value-type="string">
            <text:p>SFI_SUBJECT</text:p>
          </table:table-cell>
          <table:table-cell office:value-type="string">
            <text:p>S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3]+2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ATTR</text:p>
          </table:table-cell>
          <table:table-cell office:value-type="string">
            <text:p>SFI_KEYWORD</text:p>
          </table:table-cell>
          <table:table-cell office:value-type="string">
            <text:p>S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4]+20"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ATTR</text:p>
          </table:table-cell>
          <table:table-cell office:value-type="string">
            <text:p>SFI_DESCRIPTION</text:p>
          </table:table-cell>
          <table:table-cell office:value-type="string">
            <text:p>S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table:formula="oooc:=[.H15]+2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SFI_MIMETXTSHORT</text:p>
          </table:table-cell>
          <table:table-cell office:value-type="string">
            <text:p>SFI_FRDESC</text:p>
          </table:table-cell>
          <table:table-cell office:value-type="string">
            <text:p>type cour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20" office:value-type="float" office:value="130">
            <text:p>1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SFI_MIMETXT</text:p>
          </table:table-cell>
          <table:table-cell office:value-type="string">
            <text:p>SFI_FRDESC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7]+20" office:value-type="float" office:value="150">
            <text:p>1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SFI_MIMESYS</text:p>
          </table:table-cell>
          <table:table-cell office:value-type="string">
            <text:p>SFI_FRDESC</text:p>
          </table:table-cell>
          <table:table-cell office:value-type="string">
            <text:p>type systèm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20" office:value-type="float" office:value="170">
            <text:p>1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SFI_MIMEICON</text:p>
          </table:table-cell>
          <table:table-cell office:value-type="string">
            <text:p>SFI_FRDESC</text:p>
          </table:table-cell>
          <table:table-cell office:value-type="string">
            <text:p>icone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ooc:=[.H19]+20" office:value-type="float" office:value="190">
            <text:p>19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FILESIZE</text:p>
          </table:table-cell>
          <table:table-cell office:value-type="string">
            <text:p>SFI_FRDESC</text:p>
          </table:table-cell>
          <table:table-cell office:value-type="string">
            <text:p>taille</text:p>
          </table:table-cell>
          <table:table-cell table:number-columns-repeated="2" office:value-type="string">
            <text:p>N</text:p>
          </table:table-cell>
          <table:table-cell office:value-type="string">
            <text:p>double</text:p>
          </table:table-cell>
          <table:table-cell table:formula="oooc:=[.H20]+2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THUMB</text:p>
          </table:table-cell>
          <table:table-cell office:value-type="string">
            <text:p>SFI_FRDESC</text:p>
          </table:table-cell>
          <table:table-cell office:value-type="string">
            <text:p>miniature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ooc:=[.H21]+2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SFI_INEDITION</text:p>
          </table:table-cell>
          <table:table-cell office:value-type="string">
            <text:p>SFI_FRDESC</text:p>
          </table:table-cell>
          <table:table-cell office:value-type="string">
            <text:p>fichier en édition ?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20" office:value-type="float" office:value="250">
            <text:p>2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SFI_VERSION</text:p>
          </table:table-cell>
          <table:table-cell office:value-type="string">
            <text:p>SFI_FRDESC</text:p>
          </table:table-cell>
          <table:table-cell office:value-type="string">
            <text:p>vers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20" office:value-type="float" office:value="270">
            <text:p>27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ersion=yes</text:p>
          </table:table-cell>
          <table:table-cell table:number-columns-repeated="240"/>
        </table:table-row>
        <table:table-row table:style-name="ro2">
          <table:table-cell table:style-name="ce16" office:value-type="string">
            <text:p>//ATTR</text:p>
          </table:table-cell>
          <table:table-cell table:style-name="ce16" office:value-type="string">
            <text:p>SFI_MODFILE</text:p>
          </table:table-cell>
          <table:table-cell table:style-name="ce16"/>
          <table:table-cell table:style-name="ce16" office:value-type="string">
            <text:p>Modifier le fichier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MODFILE&amp;id=%I%</text:p>
          </table:table-cell>
          <table:table-cell table:style-name="ce16"/>
          <table:table-cell table:style-name="ce16" office:value-type="string">
            <text:p>::fileIsNotInEdition()</text:p>
          </table:table-cell>
          <table:table-cell table:style-name="ce16" table:number-columns-repeated="243"/>
        </table:table-row>
        <table:table-row table:style-name="ro2">
          <table:table-cell table:style-name="ce16" office:value-type="string">
            <text:p>//ATTR</text:p>
          </table:table-cell>
          <table:table-cell table:style-name="ce16" office:value-type="string">
            <text:p>SFI_CANCELMODFILE</text:p>
          </table:table-cell>
          <table:table-cell table:style-name="ce16"/>
          <table:table-cell table:style-name="ce16" office:value-type="string">
            <text:p>Abandonner la modification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CANCELMODFILE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style-name="ce16" table:number-columns-repeated="240"/>
        </table:table-row>
        <table:table-row table:style-name="ro2">
          <table:table-cell table:style-name="ce16" office:value-type="string">
            <text:p>//ATTR</text:p>
          </table:table-cell>
          <table:table-cell table:style-name="ce16" office:value-type="string">
            <text:p>SFI_UPLOADMODFILE</text:p>
          </table:table-cell>
          <table:table-cell table:style-name="ce16"/>
          <table:table-cell table:style-name="ce16" office:value-type="string">
            <text:p>Récupérer le fichier modifié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UPLOAD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style-name="ce16" table:number-columns-repeated="240"/>
        </table:table-row>
        <table:table-row table:style-name="ro2">
          <table:table-cell table:style-name="ce16" office:value-type="string">
            <text:p>//ATTR</text:p>
          </table:table-cell>
          <table:table-cell table:style-name="ce16" office:value-type="string">
            <text:p>SFI_ADDVERSION</text:p>
          </table:table-cell>
          <table:table-cell table:style-name="ce16"/>
          <table:table-cell table:style-name="ce16" office:value-type="string">
            <text:p>Créer une nouvelle version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ADDVERSION&amp;id=%I%</text:p>
          </table:table-cell>
          <table:table-cell table:style-name="ce16"/>
          <table:table-cell table:style-name="ce16" office:value-type="string">
            <text:p>::canVersionned()</text:p>
          </table:table-cell>
          <table:table-cell table:style-name="ce16" table:number-columns-repeated="243"/>
        </table:table-row>
        <table:table-row table:style-name="ro2">
          <table:table-cell table:style-name="ce16" office:value-type="string">
            <text:p>//ATTR</text:p>
          </table:table-cell>
          <table:table-cell table:style-name="ce16" office:value-type="string">
            <text:p>SFI_RENVERSION</text:p>
          </table:table-cell>
          <table:table-cell table:style-name="ce16"/>
          <table:table-cell table:style-name="ce16" office:value-type="string">
            <text:p>(Re)nommer la version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VERSION&amp;id=%I%</text:p>
          </table:table-cell>
          <table:table-cell table:style-name="ce16"/>
          <table:table-cell table:style-name="ce16" office:value-type="string">
            <text:p>::canEditMenu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style-name="ce16" table:number-columns-repeated="240"/>
        </table:table-row>
        <table:table-row table:style-name="ro1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0" table:default-cell-style-name="ce5"/>
        <table:table-column table:style-name="co2" table:default-cell-style-name="ce5"/>
        <table:table-column table:style-name="co25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26" table:default-cell-style-name="ce5"/>
        <table:table-column table:style-name="co1" table:number-columns-repeated="16" table:default-cell-style-name="ce5"/>
        <table:table-column table:style-name="co27" table:number-columns-repeated="233" table:default-cell-style-name="Default"/>
        <table:table-row table:style-name="ro2">
          <table:table-cell office:value-type="string">
            <text:p>ORDER</text:p>
          </table:table-cell>
          <table:table-cell office:value-type="string">
            <text:p>IGROUP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ba_desc</text:p>
          </table:table-cell>
          <table:table-cell office:value-type="string">
            <text:p>gui_color</text:p>
          </table:table-cell>
          <table:table-cell office:value-type="string">
            <text:p>grp_name</text:p>
          </table:table-cell>
          <table:table-cell office:value-type="string">
            <text:p>grp_role</text:p>
          </table:table-cell>
          <table:table-cell office:value-type="string">
            <text:p>grp_mail</text:p>
          </table:table-cell>
          <table:table-cell office:value-type="string">
            <text:p>grp_type</text:p>
          </table:table-cell>
          <table:table-cell office:value-type="string">
            <text:p>us_login</text:p>
          </table:table-cell>
          <table:table-cell office:value-type="string">
            <text:p>us_whatid</text:p>
          </table:table-cell>
          <table:table-cell office:value-type="string">
            <text:p>us_meid</text:p>
          </table:table-cell>
          <table:table-cell office:value-type="string">
            <text:p>us_iddomain</text:p>
          </table:table-cell>
          <table:table-cell office:value-type="string">
            <text:p>us_domain</text:p>
          </table:table-cell>
          <table:table-cell table:number-columns-repeated="240"/>
        </table:table-row>
        <table:table-row table:style-name="ro2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2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19" office:value-type="string">
            <text:p>//FAM</text:p>
          </table:table-cell>
          <table:table-cell table:style-name="ce19" office:value-type="string">
            <text:p>recherche détaillée(DSEARCH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couleur intercalaire</text:p>
          </table:table-cell>
          <table:table-cell table:style-name="ce19" office:value-type="string">
            <text:p>à utiliser dans les menus</text:p>
          </table:table-cell>
          <table:table-cell table:style-name="ce19" office:value-type="string">
            <text:p>mot-clef</text:p>
          </table:table-cell>
          <table:table-cell table:style-name="ce19" office:value-type="string">
            <text:p>révision</text:p>
          </table:table-cell>
          <table:table-cell table:style-name="ce19" office:value-type="string">
            <text:p>différence majuscule/minuscule</text:p>
          </table:table-cell>
          <table:table-cell table:style-name="ce19" office:value-type="string">
            <text:p>famille</text:p>
          </table:table-cell>
          <table:table-cell table:style-name="ce19" office:value-type="string">
            <text:p>fid amille</text:p>
          </table:table-cell>
          <table:table-cell table:style-name="ce19" office:value-type="string">
            <text:p>dossier racine</text:p>
          </table:table-cell>
          <table:table-cell table:style-name="ce19" office:value-type="string">
            <text:p>dans la poubelle</text:p>
          </table:table-cell>
          <table:table-cell table:style-name="ce19" office:value-type="string">
            <text:p>profondeur de recherche</text:p>
          </table:table-cell>
          <table:table-cell table:style-name="ce19" office:value-type="string">
            <text:p>requête sql</text:p>
          </table:table-cell>
          <table:table-cell table:style-name="ce19" office:value-type="string">
            <text:p>id dossier père courant</text:p>
          </table:table-cell>
          <table:table-cell table:style-name="ce19" office:value-type="string">
            <text:p>dossier père courant</text:p>
          </table:table-cell>
          <table:table-cell table:style-name="ce19" office:value-type="string">
            <text:p>opérateur logique</text:p>
          </table:table-cell>
          <table:table-cell table:style-name="ce19" office:value-type="string">
            <text:p>Conditions</text:p>
          </table:table-cell>
          <table:table-cell table:style-name="ce19" office:value-type="string">
            <text:p>attributs</text:p>
          </table:table-cell>
          <table:table-cell table:style-name="ce19" office:value-type="string">
            <text:p>fonctions</text:p>
          </table:table-cell>
          <table:table-cell table:style-name="ce19" office:value-type="string">
            <text:p>mot-clefs</text:p>
          </table:table-cell>
          <table:table-cell table:style-name="Fam" table:number-columns-repeated="233"/>
        </table:table-row>
        <table:table-row table:style-name="ro2">
          <table:table-cell office:value-type="string">
            <text:p>ORDER</text:p>
          </table:table-cell>
          <table:table-cell office:value-type="string">
            <text:p>DSEARCH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gui_color</text:p>
          </table:table-cell>
          <table:table-cell office:value-type="string">
            <text:p>se_memo</text:p>
          </table:table-cell>
          <table:table-cell office:value-type="string">
            <text:p>se_key</text:p>
          </table:table-cell>
          <table:table-cell office:value-type="string">
            <text:p>se_latest</text:p>
          </table:table-cell>
          <table:table-cell office:value-type="string">
            <text:p>se_case</text:p>
          </table:table-cell>
          <table:table-cell office:value-type="string">
            <text:p>se_fam</text:p>
          </table:table-cell>
          <table:table-cell office:value-type="string">
            <text:p>se_famid</text:p>
          </table:table-cell>
          <table:table-cell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2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9" office:value-type="string">
            <text:p>-</text:p>
          </table:table-cell>
          <table:table-cell office:value-type="string">
            <text:p>Mes fichier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2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9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2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9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2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2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2">
          <table:table-cell office:value-type="string">
            <text:p>ORDER</text:p>
          </table:table-cell>
          <table:table-cell office:value-type="string">
            <text:p>MSEARCH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gui_color</text:p>
          </table:table-cell>
          <table:table-cell office:value-type="string">
            <text:p>se_memo</text:p>
          </table:table-cell>
          <table:table-cell office:value-type="string">
            <text:p>se_key</text:p>
          </table:table-cell>
          <table:table-cell office:value-type="string">
            <text:p>seg_t_cond</text:p>
          </table:table-cell>
          <table:table-cell office:value-type="string">
            <text:p>se_latest</text:p>
          </table:table-cell>
          <table:table-cell office:value-type="string">
            <text:p>seg_idcond</text:p>
          </table:table-cell>
          <table:table-cell office:value-type="string">
            <text:p>se_case</text:p>
          </table:table-cell>
          <table:table-cell office:value-type="string">
            <text:p>seg_cond</text:p>
          </table:table-cell>
          <table:table-cell office:value-type="string">
            <text:p>se_fam</text:p>
          </table:table-cell>
          <table:table-cell office:value-type="string">
            <text:p>se_famid</text:p>
          </table:table-cell>
          <table:table-cell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2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9" office:value-type="string">
            <text:p>-</text:p>
          </table:table-cell>
          <table:table-cell office:value-type="string">
            <text:p>Ma 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2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2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string">
            <text:p>GWORKSPACE</text:p>
          </table:table-cell>
          <table:table-cell office:value-type="string">
            <text:p>WORKSPACE</text:p>
          </table:table-cell>
          <table:table-cell office:value-type="string">
            <text:p>WORKSPACE_USER</text:p>
          </table:table-cell>
          <table:table-cell table:number-columns-repeated="252"/>
        </table:table-row>
        <table:table-row table:style-name="ro1">
          <table:table-cell office:value-type="string">
            <text:p>ACCESS</text:p>
          </table:table-cell>
          <table:table-cell office:value-type="string">
            <text:p>GWSPADMIN</text:p>
          </table:table-cell>
          <table:table-cell office:value-type="string">
            <text:p>WORKSPACE</text:p>
          </table:table-cell>
          <table:table-cell office:value-type="string">
            <text:p>WORKSPACE_USER</text:p>
          </table:table-cell>
          <table:table-cell office:value-type="string">
            <text:p>WORKSPACE_MASTER</text:p>
          </table:table-cell>
          <table:table-cell table:number-columns-repeated="251"/>
        </table:table-row>
        <table:table-row table:style-name="ro2">
          <table:table-cell office:value-type="string">
            <text:p>PROFIL</text:p>
          </table:table-cell>
          <table:table-cell office:value-type="string">
            <text:p>WORKSPACE</text:p>
          </table:table-cell>
          <table:table-cell table:number-columns-repeated="2"/>
          <table:table-cell office:value-type="string">
            <text:p>view=GWORKSPACE</text:p>
          </table:table-cell>
          <table:table-cell office:value-type="string">
            <text:p>create=GWSPADMIN</text:p>
          </table:table-cell>
          <table:table-cell office:value-type="string">
            <text:p>icreate=GWSPADMIN</text:p>
          </table:table-cell>
          <table:table-cell office:value-type="string">
            <text:p>edit=GADMIN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2">
          <table:table-cell table:style-name="ce19" office:value-type="string">
            <text:p>//FAM</text:p>
          </table:table-cell>
          <table:table-cell table:style-name="ce19" office:value-type="string">
            <text:p>recherche spécialisée(SSEARCH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à utiliser dans les menus</text:p>
          </table:table-cell>
          <table:table-cell table:style-name="ce19" office:value-type="string">
            <text:p>révision</text:p>
          </table:table-cell>
          <table:table-cell table:style-name="ce19" office:value-type="string">
            <text:p>différence majuscule/minuscule</text:p>
          </table:table-cell>
          <table:table-cell table:style-name="ce19" office:value-type="string">
            <text:p>dans la poubelle</text:p>
          </table:table-cell>
          <table:table-cell table:style-name="ce19" office:value-type="string">
            <text:p>fichier PHP</text:p>
          </table:table-cell>
          <table:table-cell table:style-name="ce19" office:value-type="string">
            <text:p>fonction PHP</text:p>
          </table:table-cell>
          <table:table-cell table:style-name="ce19" table:number-columns-repeated="12"/>
          <table:table-cell table:style-name="Fam" table:number-columns-repeated="233"/>
        </table:table-row>
        <table:table-row table:style-name="ro2">
          <table:table-cell office:value-type="string">
            <text:p>ORDER</text:p>
          </table:table-cell>
          <table:table-cell office:value-type="string">
            <text:p>SSEARCH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se_memo</text:p>
          </table:table-cell>
          <table:table-cell office:value-type="string">
            <text:p>se_latest</text:p>
          </table:table-cell>
          <table:table-cell office:value-type="string">
            <text:p>se_case</text:p>
          </table:table-cell>
          <table:table-cell office:value-type="string">
            <text:p>se_trash</text:p>
          </table:table-cell>
          <table:table-cell office:value-type="string">
            <text:p>se_phpfile</text:p>
          </table:table-cell>
          <table:table-cell office:value-type="string">
            <text:p>se_phpfunc</text:p>
          </table:table-cell>
          <table:table-cell table:number-columns-repeated="245"/>
        </table:table-row>
        <table:table-row table:style-name="ro2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2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office:value-type="string">
            <text:p>PROFIL</text:p>
          </table:table-cell>
          <table:table-cell office:value-type="string">
            <text:p>WS_MYTOVIEWDOC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WS_MYAFFECTDOC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2">
          <table:table-cell table:style-name="ce19" office:value-type="string">
            <text:p>//FAM</text:p>
          </table:table-cell>
          <table:table-cell table:style-name="ce19" office:value-type="string">
            <text:p>Service Portail(PORTAL_SERVICE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le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Consultation</text:p>
          </table:table-cell>
          <table:table-cell table:style-name="ce19" office:value-type="string">
            <text:p>Edition</text:p>
          </table:table-cell>
          <table:table-cell table:style-name="ce19" office:value-type="string">
            <text:p>Catégorie</text:p>
          </table:table-cell>
          <table:table-cell table:style-name="ce19" office:value-type="string">
            <text:p>Délai de rafraîchissement</text:p>
          </table:table-cell>
          <table:table-cell table:style-name="ce19" office:value-type="string">
            <text:p>Disponible</text:p>
          </table:table-cell>
          <table:table-cell table:style-name="ce19" office:value-type="string">
            <text:p>Modifiable</text:p>
          </table:table-cell>
          <table:table-cell table:style-name="ce19" office:value-type="string">
            <text:p>Obligatoire</text:p>
          </table:table-cell>
          <table:table-cell table:style-name="ce19" office:value-type="string">
            <text:p>Interactif</text:p>
          </table:table-cell>
          <table:table-cell table:style-name="ce19" office:value-type="string">
            <text:p>Application attendue</text:p>
          </table:table-cell>
          <table:table-cell table:style-name="ce19" table:number-columns-repeated="8"/>
          <table:table-cell table:style-name="Fam" table:number-columns-repeated="233"/>
        </table:table-row>
        <table:table-row table:style-name="ro2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interactif</text:p>
          </table:table-cell>
          <table:table-cell office:value-type="string">
            <text:p>psvc_appneeded</text:p>
          </table:table-cell>
          <table:table-cell table:number-columns-repeated="241"/>
        </table:table-row>
        <table:table-row table:style-name="ro2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2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2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text>$</number:text>
      <number:number number:decimal-places="0" number:min-integer-digits="1" number:grouping="true"/>
      <number:text> </number:text>
    </number:currency-style>
    <number:currency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text>$</number:text>
      <number:number number:decimal-places="0" number:min-integer-digits="1" number:grouping="true"/>
      <number:text> </number:text>
    </number:currency-style>
    <number:currency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$</number:text>
      <number:number number:decimal-places="2" number:min-integer-digits="1" number:grouping="true"/>
      <number:text> </number:text>
    </number:currency-style>
    <number:currency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text>$</number:text>
      <number:number number:decimal-places="2" number:min-integer-digits="1" number:grouping="true"/>
      <number:text> </number:text>
    </number:currency-style>
    <number:currency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currency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$</number:text>
      <number:number number:decimal-places="0" number:min-integer-digits="1" number:grouping="true"/>
      <number:text> </number:text>
    </number:currency-style>
    <number:currency-style style:name="N112P1" style:volatile="true">
      <number:text> $(</number:text>
      <number:number number:decimal-places="0" number:min-integer-digits="1" number:grouping="true"/>
      <number:text>)</number:text>
    </number:currency-style>
    <number:currency-style style:name="N112P2" style:volatile="true">
      <number:text> $-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text> $</number:text>
      <number:number number:decimal-places="2" number:min-integer-digits="1" number:grouping="true"/>
      <number:text> </number:text>
    </number:currency-style>
    <number:currency-style style:name="N114P1" style:volatile="true">
      <number:text> $(</number:text>
      <number:number number:decimal-places="2" number:min-integer-digits="1" number:grouping="true"/>
      <number:text>)</number:text>
    </number:currency-style>
    <number:currency-style style:name="N114P2" style:volatile="true">
      <number:text> $-</number:text>
      <number:number number: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 </number:text>
      <number:number number:decimal-places="2" number:min-integer-digits="1" number:grouping="true"/>
      <number:text> EUR </number:text>
    </number:number-style>
    <number:number-style style:name="N119P1" style:volatile="true">
      <number:text> (</number:text>
      <number:number number:decimal-places="2" number:min-integer-digits="1" number:grouping="true"/>
      <number:text>) EUR</number:text>
    </number:number-style>
    <number:number-style style:name="N119P2" style:volatile="true">
      <number:text> -</number:text>
      <number:number number:decimal-places="0" number:min-integer-digits="0"/>
      <number:text> EUR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background-color="transparent" style:rotation-align="none"/>
      <style:text-properties fo:color="#000000" style:font-name="Sans" fo:language="none" fo:country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04">04/09/2006</text:date>, <text:time>16:4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space" style:display-name="PageStyle_workspac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mple_20_file" style:display-name="PageStyle_simple file" style:page-layout-name="pm5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ata" style:display-name="PageStyle_data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04T16:33:34</meta:creation-date>
    <dc:date>2006-09-04T16:40:08</dc:date>
    <dc:language>fr-FR</dc:language>
    <meta:editing-cycles>2</meta:editing-cycles>
    <meta:editing-duration>PT6M35S</meta:editing-duration>
    <meta:user-defined meta:name="Info 1"/>
    <meta:user-defined meta:name="Info 2"/>
    <meta:user-defined meta:name="Info 3"/>
    <meta:user-defined meta:name="Info 4"/>
    <meta:document-statistic meta:table-count="4" meta:cell-count="607"/>
  </office:meta>
</office:document-meta>
</file>